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2EEA029C35323189C57.png" manifest:media-type="image/png"/>
  <manifest:file-entry manifest:full-path="Pictures/10000201000005DC000002EEEB9311B273B0F22E.png" manifest:media-type="image/png"/>
  <manifest:file-entry manifest:full-path="Pictures/10000201000005DC000002EEBBDE55AD57657A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8.099cm" svg:height="19.049cm" svg:x="2.008cm" svg:y="5.056cm">
          <draw:image xlink:href="Pictures/10000201000005DC000002EEBBDE55AD57657A8F.png" xlink:type="simple" xlink:show="embed" xlink:actuate="onLoad">
            <text:p/>
          </draw:image>
        </draw:frame>
        <draw:frame draw:style-name="gr1" draw:text-style-name="P1" draw:layer="layout" svg:width="38.099cm" svg:height="19.049cm" svg:x="2.008cm" svg:y="24.515cm">
          <draw:image xlink:href="Pictures/10000201000005DC000002EEEB9311B273B0F22E.png" xlink:type="simple" xlink:show="embed" xlink:actuate="onLoad">
            <text:p/>
          </draw:image>
        </draw:frame>
        <draw:frame draw:style-name="gr1" draw:text-style-name="P1" draw:layer="layout" svg:width="38.099cm" svg:height="19.049cm" svg:x="2.008cm" svg:y="43.673cm">
          <draw:image xlink:href="Pictures/10000201000005DC000002EEA029C35323189C57.png" xlink:type="simple" xlink:show="embed" xlink:actuate="onLoad">
            <text:p/>
          </draw:image>
        </draw:frame>
        <draw:frame draw:style-name="gr2" draw:text-style-name="P3" draw:layer="layout" svg:width="3.048cm" svg:height="2.143cm" svg:x="4.477cm" svg:y="6.279cm">
          <draw:text-box>
            <text:p text:style-name="P2"><text:span text:style-name="T1">a</text:span></text:p>
          </draw:text-box>
        </draw:frame>
        <draw:frame draw:style-name="gr2" draw:text-style-name="P3" draw:layer="layout" svg:width="3.048cm" svg:height="2.143cm" svg:x="4.477cm" svg:y="24.48cm">
          <draw:text-box>
            <text:p text:style-name="P2"><text:span text:style-name="T1">b</text:span></text:p>
          </draw:text-box>
        </draw:frame>
        <draw:frame draw:style-name="gr2" draw:text-style-name="P3" draw:layer="layout" svg:width="3.048cm" svg:height="2.143cm" svg:x="4.477cm" svg:y="43.381cm">
          <draw:text-box>
            <text:p text:style-name="P2"><text:span text:style-name="T1">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7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7.89999389648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21cm" fo:margin-bottom="0cm" fo:text-indent="0cm"/>
      <style:text-properties fo:font-size="155.6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64cm" fo:margin-bottom="0cm" fo:text-indent="0cm"/>
      <style:text-properties fo:font-size="133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7cm" fo:margin-bottom="0cm" fo:text-indent="0cm"/>
      <style:text-properties fo:font-size="111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51cm" fo:margin-bottom="0cm" fo:text-indent="0cm"/>
      <style:text-properties fo:font-size="111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51cm" fo:margin-bottom="0cm" fo:text-indent="0cm"/>
      <style:text-properties fo:font-size="111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51cm" fo:margin-bottom="0cm" fo:text-indent="0cm"/>
      <style:text-properties fo:font-size="111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51cm" fo:margin-bottom="0cm" fo:text-indent="0cm"/>
      <style:text-properties fo:font-size="111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51cm" fo:margin-bottom="0cm" fo:text-indent="0cm"/>
      <style:text-properties fo:font-size="111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4.8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3.903cm" svg:height="19.52cm" svg:x="5.093cm" svg:y="5.651cm" presentation:class="title" presentation:placeholder="true">
        <draw:text-box/>
      </draw:frame>
      <draw:frame presentation:style-name="Default-outline1" draw:layer="backgroundobjects" svg:width="73.903cm" svg:height="67.807cm" svg:x="5.093cm" svg:y="28.344cm" presentation:class="outline" presentation:placeholder="true">
        <draw:text-box/>
      </draw:frame>
      <draw:frame presentation:style-name="Mpr1" draw:text-style-name="MP2" draw:layer="backgroundobjects" svg:width="19.131cm" svg:height="8.062cm" svg:x="5.093cm" svg:y="107.4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6.028cm" svg:height="8.062cm" svg:x="29.072cm" svg:y="107.4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9.131cm" svg:height="8.062cm" svg:x="59.866cm" svg:y="107.4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4:09:47.778750840</meta:creation-date>
    <dc:date>2017-12-04T14:19:40.577128906</dc:date>
    <meta:editing-duration>PT9M53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